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2">
      <style:paragraph-properties fo:margin-top="0in" fo:margin-bottom="0in" style:contextual-spacing="false"/>
    </style:style>
    <style:style style:name="P3" style:family="paragraph" style:parent-style-name="Text_20_body">
      <style:paragraph-properties fo:text-align="center" style:justify-single-word="fals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3">Протокол заседания Попечительского совета</text:span></text:span></text:p>
      <text:p text:style-name="Text_20_body"><text:span text:style-name="Emphasis">Заголовок: Протокол № [номер] от [дата]</text:span></text:p>
      <text:p text:style-name="Text_20_body"><text:span text:style-name="Strong_20_Emphasis">Порядок дня:</text:span></text:p>
      <text:list xml:id="list2717611308" text:style-name="L2">
        <text:list-item>
          <text:p text:style-name="P2">Открытие заседания.</text:p>
        </text:list-item>
        <text:list-item>
          <text:p text:style-name="P2">Утверждение повестки дня.</text:p>
        </text:list-item>
        <text:list-item>
          <text:p text:style-name="P2">Рассмотрение и утверждение предыдущего протокола.</text:p>
        </text:list-item>
        <text:list-item>
          <text:p text:style-name="P2">Доклад руководителя общественной организации/учреждения/института о текущей деятельности.</text:p>
        </text:list-item>
        <text:list-item>
          <text:p text:style-name="P2">Рассмотрение финансового отчета и бюджета на следующий период.</text:p>
        </text:list-item>
        <text:list-item>
          <text:p text:style-name="P2">Обсуждение вопросов по развитию и совершенствованию деятельности.</text:p>
        </text:list-item>
        <text:list-item>
          <text:p text:style-name="P2">Решения и рекомендации Попечительского совета.</text:p>
        </text:list-item>
        <text:list-item>
          <text:p text:style-name="P1">Закрытие заседания.</text:p>
        </text:list-item>
      </text:list>
      <text:p text:style-name="Text_20_body"><text:span text:style-name="Strong_20_Emphasis">Подписи:</text:span></text:p>
      <text:p text:style-name="Text_20_body"><text:span text:style-name="Emphasis">Председатель Попечительского совета: [Подпись]</text:span></text:p>
      <text:p text:style-name="Text_20_body"><text:span text:style-name="Emphasis">Секретарь заседания: [Подпись]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6:27:13.146426095</meta:creation-date>
    <dc:date>2023-12-15T16:28:33.349777677</dc:date>
    <meta:editing-duration>PT1M20S</meta:editing-duration>
    <meta:editing-cycles>1</meta:editing-cycles>
    <meta:document-statistic meta:table-count="0" meta:image-count="0" meta:object-count="0" meta:page-count="1" meta:paragraph-count="14" meta:word-count="67" meta:character-count="566" meta:non-whitespace-character-count="521"/>
    <meta:generator>LibreOffice/7.3.7.2$Linux_X86_64 LibreOffice_project/30$Build-2</meta:generator>
  </office:meta>
</office:document-meta>
</file>